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311DEE08E99C03744.png" manifest:media-type="image/png"/>
  <manifest:file-entry manifest:full-path="Pictures/10000201000000E1000000E1804191D7F376F871.png" manifest:media-type="image/png"/>
  <manifest:file-entry manifest:full-path="Pictures/100002010000004D00000012E083E6B3D70CA5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23323d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3323d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ae9e" style:text-line-through-style="none" style:text-line-through-type="none" style:text-position="0% 100%" style:font-name="Proxima Nova1" fo:font-size="36pt" fo:letter-spacing="normal" fo:font-style="normal" style:text-underline-style="none" fo:font-weight="bold" style:font-name-asian="Proxima Nova1" style:font-size-asian="36pt" style:font-style-asian="normal" style:font-weight-asian="bold" style:font-name-complex="Proxima Nova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ae9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19" draw:style-name="gr1" draw:text-style-name="P1" draw:layer="layout" svg:width="25.399cm" svg:height="14.286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" draw:text-style-name="P4" draw:layer="layout" svg:width="22.354cm" svg:height="11.636cm" svg:x="1.814cm" svg:y="1.622cm">
          <text:p text:style-name="P2"><text:span text:style-name="T1">Spring Boot on Kubernete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>Thomas Risberg, Pivotal</text:span></text:p>
          <text:p text:style-name="P3"><text:span text:style-name="T3">@trisbe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" draw:style-name="gr3" draw:text-style-name="P5" draw:layer="layout" svg:width="3.692cm" svg:height="3.692cm" svg:x="2.037cm" svg:y="4.755cm">
          <draw:image xlink:href="Pictures/10000201000000E1000000E1804191D7F376F871.png" xlink:type="simple" xlink:show="embed" xlink:actuate="onLoad">
            <text:p/>
          </draw:image>
        </draw:frame>
        <draw:frame draw:name="Shape 22" draw:style-name="gr3" draw:text-style-name="P5" draw:layer="layout" svg:width="3.787cm" svg:height="3.692cm" svg:x="6.202cm" svg:y="4.755cm">
          <draw:image xlink:href="Pictures/10000201000000C8000000C311DEE08E99C03744.png" xlink:type="simple" xlink:show="embed" xlink:actuate="onLoad">
            <text:p/>
          </draw:image>
        </draw:frame>
        <presentation:notes draw:style-name="dp2">
          <draw:frame draw:name="Shape 1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" draw:style-name="gr4" draw:layer="layout" svg:width="16.932cm" svg:height="9.524cm" svg:x="1.058cm" svg:y="1.905cm" draw:page-number="1" presentation:class="page"/>
        </presentation:notes>
      </draw:page>
      <draw:page draw:name="page2" draw:style-name="dp1" draw:master-page-name="Blank">
        <draw:custom-shape draw:name="Shape 27" draw:style-name="gr1" draw:text-style-name="P1" draw:layer="layout" svg:width="25.399cm" svg:height="14.287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5" draw:text-style-name="P4" draw:layer="layout" svg:width="22.354cm" svg:height="2.463cm" svg:x="1.523cm" svg:y="4.415cm">
          <text:p text:style-name="P7"><text:span text:style-name="T1">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" draw:style-name="gr4" draw:layer="layout" svg:width="16.932cm" svg:height="9.524cm" svg:x="1.058cm" svg:y="1.90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a5a5a5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a5a5a5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10" draw:style-name="Mgr3" draw:text-style-name="MP5" draw:layer="backgroundobjects" svg:width="2.031cm" svg:height="0.475cm" svg:x="22.98cm" svg:y="13.486cm">
        <draw:image xlink:href="Pictures/100002010000004D00000012E083E6B3D70CA568.png" xlink:type="simple" xlink:show="embed" xlink:actuate="onLoad">
          <text:p/>
        </draw:image>
      </draw:frame>
      <draw:frame draw:name="Shape 12" presentation:style-name="Mpr1" draw:text-style-name="MP7" draw:layer="backgroundobjects" svg:width="1.036cm" svg:height="0.76cm" svg:x="0.134cm" svg:y="13.50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"/>
    <meta:generator>LibreOfficeDev/5.1.0.3$Linux_X86_64 LibreOffice_project/</meta:generator>
  </office:meta>
</office:document-meta>
</file>